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style>
    <style:style style:name="P2"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P3"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T1" style:family="text">
      <style:text-properties fo:font-variant="normal" fo:text-transform="none" fo:color="#3c3c3c" style:font-name="Montserrat Light" fo:font-size="12pt" fo:letter-spacing="normal" fo:font-style="normal" fo:font-weight="normal" fo:background-color="transparen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cing in an ultramarathon</text:p>
      <text:p text:style-name="Standard"/>
      <text:p text:style-name="Standard"><text:a xlink:type="simple" xlink:href="https://runnersconnect.net/running-training-articles/running-pace-strategy/" text:style-name="Internet_20_link" text:visited-style-name="Visited_20_Internet_20_Link">https://runnersconnect.net/running-training-articles/running-pace-strategy/</text:a></text:p>
      <text:p text:style-name="Standard"/>
      <text:p text:style-name="P1"><text:span text:style-name="Strong_20_Emphasis"><text:span text:style-name="T1">“But critically, the most successful runners were the ones who slowed down the </text:span></text:span><text:span text:style-name="Strong_20_Emphasis"><text:span text:style-name="Emphasis"><text:span text:style-name="T1">least</text:span></text:span></text:span><text:span text:style-name="Strong_20_Emphasis"><text:span text:style-name="T1">.</text:span></text:span></text:p>
      <text:p text:style-name="P2">The fastest group of runners only ran their last 10k loop 15 percent slower than their first, and they were able to maintain their initial pace up to about 50 km into the race before slowing at all.”</text:p>
      <text:p text:style-name="P2"/>
      <text:p text:style-name="P2">Assume all runners should maintain their initial speed to 50 K point just like for most successful runners.</text:p>
      <text:p text:style-name="P2"/>
      <text:p text:style-name="P2">For most succesfull runners their last 10 K was 15% slower than ther first, so roughly their second 50 K was run about 7.5% slower than their first. <text:s/>But there may be a corretion made to this because the most succesfull runners probably pick up their pace some in the last 10 K. <text:s/>A reasonable estimate is that they run there seond 50 K 10 % slower than their first 50 K. <text:s/></text:p>
      <text:p text:style-name="P2"/>
      <text:p text:style-name="P2">Assuming all runners should follow this same pattern I could use this model to find the most efficient paces to use for various parts of the run for any distance and any runner. <text:s/>If this idea works, the runner can pick a goal time for any distance and calculat the initial pace etc. <text:s/>The runner may not achieve the goal time if he/she is not capable but the scheme gives the best shot at achieving it.</text:p>
      <text:p text:style-name="P2"/>
      <text:p text:style-name="P2">Example:</text:p>
      <text:p text:style-name="P2">Assume goal is to run 100K <text:s/>in 12 hours. <text:s/>Find most efficient pace P(hr/km) for the first 50K.</text:p>
      <text:p text:style-name="P2">Let's work in miles not km.</text:p>
      <text:p text:style-name="P2">100K= 62.14 miles =D</text:p>
      <text:p text:style-name="P2">50K = 31.07 miles =D/2</text:p>
      <text:p text:style-name="P2">P=pace for the first half of run in units of hours/mi.</text:p>
      <text:p text:style-name="P2">1.1P=pace for the second half of run. i.e. 10% slower in second half of run. </text:p>
      <text:p text:style-name="P2">P*D/2=time for first half because (hours/mi)*mi=hours </text:p>
      <text:p text:style-name="P2">1.1*P*D/2=time for second half</text:p>
      <text:p text:style-name="P2">let T=12</text:p>
      <text:p text:style-name="P2">So 31.07*P+1.1*P*31.07=12 <text:s/>solve for P. <text:s text:c="3"/>P=(2*T)/(2.1*D) <text:s/>since 31.07=D/2</text:p>
      <text:p text:style-name="P2">P=12/(31.07*2.1)=0.1839hours/mi=60*0.1839min/mile=11.03min/mi=11:02/mi</text:p>
      <text:p text:style-name="P2"><text:soft-page-break/>Time for first half= DP/2=31.07*P=31.07*11.03=343 minutes</text:p>
      <text:p text:style-name="P2">Time for second half= 1.1*DP/2*P=377 minutes</text:p>
      <text:p text:style-name="P2">Total time <text:s text:c="2"/>DP/2+1.1DP/2=343+377=720. minutes= <text:s/>12 hours</text:p>
      <text:p text:style-name="P2">also <text:s/>T=DP/2+1.1DP/2=DP/2(2.1)=D(2.1/2)(2T)/(2.1*D)=T check </text:p>
      <text:p text:style-name="P2">R=Ratio of time for first half over time for the whole run.</text:p>
      <text:p text:style-name="P2">R=343/720=0.476 <text:s/>This is a ratio I have read about before.</text:p>
      <text:p text:style-name="P2"/>
      <text:p text:style-name="P2">Because I like to break race up into segments over which I run at relatively constant rate, I could extend this scheme into the second half of the run. <text:s/>That is, run the third quarter of the run at a constant rate etc. <text:s/>Probably carrying the scheme through the third quarter is enough.</text:p>
      <text:p text:style-name="P2"/>
      <text:p text:style-name="P2">Okay what about the pace for the third quarter?</text:p>
      <text:p text:style-name="P2">From above we have:</text:p>
      <text:p text:style-name="P2">P=pace for first half=P=(2*T)/(2.1*D)</text:p>
      <text:p text:style-name="P2">1.1P=pace for second half=1.1*P=1.1*(2*T)/(2.1*D)</text:p>
      <text:p text:style-name="P2">Apply these formulas to the second half of the run.</text:p>
      <text:p text:style-name="P2">The average pace for the second half = 1.1P </text:p>
      <text:p text:style-name="P2">So P in the above theory becomes 1.1P in the 3<text:span text:style-name="T2">rd</text:span> quarter</text:p>
      <text:p text:style-name="P2">pace for 3<text:span text:style-name="T2">rd</text:span> quarter = 1.1*(2*T)/(2.1*D)</text:p>
      <text:p text:style-name="P2">pace for 4<text:span text:style-name="T2">th</text:span> quarter = 1.1*1.1*(2*T)/(2.1*D) </text:p>
      <text:p text:style-name="P2"/>
      <text:p text:style-name="P2">Check work:</text:p>
      <text:p text:style-name="P2">first half time= 2T/(D*2.1)*(D/2)=T/2.1=12/2.1</text:p>
      <text:p text:style-name="P2">second half time= 1.1*first half time=1.1T/2.1=1.1*12/2.1</text:p>
      <text:p text:style-name="P2">T'=1.1T/2.1=second half time</text:p>
      <text:p text:style-name="P2">P'=pace for 3<text:span text:style-name="T2">rd</text:span> ¼ of run. </text:p>
      <text:p text:style-name="P2">1.1P'= pace for last <text:s/>4<text:span text:style-name="T2">th</text:span> ¼ of run.</text:p>
      <text:p text:style-name="P2">T'=P'D/4+1.1P'D/4</text:p>
      <text:p text:style-name="P2">P'=4T'/(2.1D)</text:p>
      <text:p text:style-name="P2">P'=4(1.1T/2.1)/(2.1D)=4/(2.1*2.1)(1.1T/D)</text:p>
      <text:p text:style-name="P2">3<text:span text:style-name="T2">rd</text:span> quarter time= P'D/4=1/(2.1*2.1)(1.1T)=1.1T/(2.1*2.1)</text:p>
      <text:p text:style-name="P2">4<text:span text:style-name="T2">th</text:span> quarter time= 1.1P'D/4=1.1*1.1*T/(2.1*2.1)</text:p>
      <text:p text:style-name="P2"/>
      <text:p text:style-name="P2"/>
      <text:p text:style-name="P2"><text:soft-page-break/>Check work</text:p>
      <text:p text:style-name="P2"/>
      <text:p text:style-name="P2">time for second half =3<text:span text:style-name="T2">rd</text:span> ¼ time+4<text:span text:style-name="T2">th</text:span> ¼ time</text:p>
      <text:p text:style-name="P2">T'=1.1T/(2.1*2.1)+1.1*1.1*T/(2.1*2.1)=1.1T/(2.1*2.1)(1+1.1)=1.1T/2.1 <text:s/>Yes</text:p>
      <text:p text:style-name="P2"/>
      <text:p text:style-name="P2">Now add up first half time and 3<text:span text:style-name="T2">rd</text:span> ¼ time and 4<text:span text:style-name="T2">th</text:span> ¼ time. Do they add to T?</text:p>
      <text:p text:style-name="P2">T/2.1+1.1T/(2.1*2.1)+1.1*1.1T(2.1*2.1)</text:p>
      <text:p text:style-name="P2">T/2.1(1+1.1/2.1+1.1*1.1/2.1)</text:p>
      <text:p text:style-name="P2">T/2.1(1+1.1/2.1(1+1.1))</text:p>
      <text:p text:style-name="P2">T/2.1(1+1.1)</text:p>
      <text:p text:style-name="P2">T yes</text:p>
      <text:p text:style-name="P2"/>
      <text:p text:style-name="P2">These times are independent of D!</text:p>
      <text:p text:style-name="P2">If T=12</text:p>
      <text:p text:style-name="P2">T1=12/2.1=5.741 hours=time for first half</text:p>
      <text:p text:style-name="P2">T2=(1.1/2.1)T1=2.993 hours=time for 3<text:span text:style-name="T2">rd</text:span> ¼ </text:p>
      <text:p text:style-name="P2">T3=(1.1*1.1/2.1)T1=3.293 hours=time for 4<text:span text:style-name="T2">th</text:span> ¼ </text:p>
      <text:p text:style-name="P2">5.741+ 2.993+ 3.293= 12.0 hours</text:p>
      <text:p text:style-name="P2"/>
      <text:p text:style-name="P2">Divide each of these three times by D/2 or D/4 to get pace during that segment in hours/mi. Then convert to minutes per mile.</text:p>
      <text:p text:style-name="P2"/>
      <text:p text:style-name="P2">5.741(2/D) , <text:s text:c="3"/>2.993(4/D), <text:s text:c="2"/>3.293(4/D) <text:s text:c="3"/>12./D</text:p>
      <text:p text:style-name="P2">If D=62.14 miles</text:p>
      <text:p text:style-name="P2">5.741(2/62.14)*60=11.087 min/mile</text:p>
      <text:p text:style-name="P2">2.993(4/62.14)*60=11.560 </text:p>
      <text:p text:style-name="P2">3.293(4/62.14)*60=12.718</text:p>
      <text:p text:style-name="P2">12/62.14*60 = 11.587</text:p>
      <text:p text:style-name="P2">That 2.993(4/D)= 12/D <text:s/>indicates the average pace should be run during the 3<text:span text:style-name="T2">rd</text:span> ¼ .</text:p>
      <text:p text:style-name="P2"/>
      <text:p text:style-name="P2">If I had known this on May 14, 2016 I would have run </text:p>
      <text:p text:style-name="P2">11:10/lap for the first half</text:p>
      <text:p text:style-name="P2">11:40/lap for the 3<text:span text:style-name="T2">rd</text:span> quarter</text:p>
      <text:p text:style-name="P2"/>
      <text:p text:style-name="P2"><text:soft-page-break/></text:p>
      <text:p text:style-name="P2">http://trailandultrarunning.com/top-5-mistakes-in-ultramarathon-avoiding-common-pitfalls/</text:p>
      <text:p text:style-name="P2">Improvements in food and electrolytes would have helped and better weather.</text:p>
      <text:p text:style-name="P2"/>
      <text:p text:style-name="P2"/>
      <text:p text:style-name="P2"/>
      <text:p text:style-name="P2"><text: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5-16T21:16:05.71</meta:creation-date>
    <dc:date>2016-05-18T10:58:37.03</dc:date>
    <dc:creator>James Lombardi</dc:creator>
    <meta:editing-duration>PT10H23M6S</meta:editing-duration>
    <meta:editing-cycles>26</meta:editing-cycles>
    <meta:generator>OpenOffice/4.1.0$Win32 OpenOffice.org_project/410m18$Build-9764</meta:generator>
    <meta:document-statistic meta:table-count="0" meta:image-count="0" meta:object-count="0" meta:page-count="4" meta:paragraph-count="75" meta:word-count="660" meta:character-count="4344"/>
  </office:meta>
</office:document-meta>
</file>